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P10" style:parent-style-name="Standard" style:family="paragraph">
      <style:paragraph-properties fo:text-align="justify" fo:margin-left="0.4923in">
        <style:tab-stops/>
      </style:paragraph-properties>
    </style:style>
    <style:style style:name="P11" style:parent-style-name="Standard" style:family="paragraph">
      <style:paragraph-properties fo:text-align="justify" fo:margin-left="0.4923in">
        <style:tab-stops/>
      </style:paragraph-properties>
    </style:style>
    <style:style style:name="P12" style:parent-style-name="Standard" style:family="paragraph">
      <style:paragraph-properties fo:text-align="justify" fo:margin-left="0.4923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</office:automatic-styles>
  <office:body>
    <office:text text:use-soft-page-breaks="true">
      <text:p text:style-name="P1"><?opendocument cursor-position?></text:p>
      <text:p text:style-name="P2"/>
      <text:p text:style-name="P3">Livro Diário<text:line-break/>Felipe Zarattini Miranda<text:line-break/>Projeto Jogo da Velha em Lua – Princípios de Engenharia de Software</text:p>
      <text:p text:style-name="Standard"/>
      <text:p text:style-name="Standard"/>
      <text:p text:style-name="Standard"/>
      <text:p text:style-name="Standard">05/04/2017</text:p>
      <text:p text:style-name="P4"><text:tab/>Comecei instalando Lua na minha máquina e executando um Hello<text:s/>World para garantir que estava funcionando. Passei então a ler a documentação e procurar exemplos de blocos de códigos simples online para fixar a sintaxe.</text:p>
      <text:p text:style-name="Standard"/>
      <text:p text:style-name="Standard">06/04/2014:</text:p>
      <text:p text:style-name="P5"><text:tab/>Comecei a pensar sobre o que seria meu projeto, procurando inspiração em projetos de<text:s/>outras disciplinas que fiz no passado. Lembrando de ter feito o jogo Ludo na aula de Programação Orientada a Objetos, decidi fazer um jogo. Procurei pensar em um jogo que fosse logicamente simples e funcionasse bem sem interface gráfica (apenas no terminal) e cheguei à conclusão que o Jogo da Velha seria o mais indicado. Fiz um esboço no papel do que seria a estrutura de funções do programa, através de um diagrama de blocos.</text:p>
      <text:p text:style-name="Standard"/>
      <text:p text:style-name="Standard">08/04/2017</text:p>
      <text:p text:style-name="P6"><text:tab/>Dei início à programação em si do jogo. Comecei lendo sobre arrays em<text:s/>Lua e tentando implementar o que viria a ser o tabuleiro do jogo. Encontrei um problema quando não consegui fazer com que os números do tabuleiro fossem impressos lado a lado no console (para dar o visual de um jogo de xadrez real), mas eventualmente consegui resolver. Com a função PrintTabuleiro implementada, parti para a lógica do jogo, mas não consegui avançar significamente nessa parte.<text:s/></text:p>
      <text:p text:style-name="Standard"/>
      <text:p text:style-name="Standard">09/04/2017</text:p>
      <text:p text:style-name="P7"><text:tab/>Implementei o loop do jogo, de forma que a cada iteração o jogador da vez mude e uma mensagem apareça no<text:s/>console pedindo para que se escolha a posição em que se quer jogar. Encontrei diversos problemas:</text:p>
      <text:list text:style-name="LFO1" text:continue-numbering="true">
        <text:list-item>
          <text:p text:style-name="P8">Se o jogador escolhe a posição 4, 5 ou 6, automaticamente acontecem duas jogadas, e na segunda o jogo escolhe uma posição sozinho para jogar.<text:s/></text:p>
        </text:list-item>
        <text:list-item>
          <text:p text:style-name="P9">Se o jogador escolhe a posição 7, 8 ou 9, automaticamente acontecem três jogadas, e na segunda e terceira o jogo escolhe uma posição sozinho para jogar.</text:p>
        </text:list-item>
      </text:list>
      <text:p text:style-name="P10"/>
      <text:p text:style-name="P11">Também encontrei problemas de display, mas foram facilmente resolvidos ao trocar a função</text:p>
      <text:p text:style-name="P12">io.write por print.</text:p>
      <text:p text:style-name="Standard"/>
      <text:p text:style-name="P13">10/04/2017</text:p>
      <text:p text:style-name="P14"><text:tab/>Resolvi os problemas 1) e 2) de ontem. Bastou adicionar uma linha reiniciando a célula para 0 antes do loop.</text:p>
      <text:p text:style-name="P15"><text:tab/>Faltando apenas a verificação de finalização do jogo, implementei a função checaVitoria sem muitos problemas. Demorei para fazer com que a verificação de vitória nas linhas funcionasse, mas no fim consegui. Ao encontrar uma linha, coluna ou diagonal de 3 símbolos iguais consecutivos, o jogo finaliza, imprimindo na tela uma mensagem de parabéns ao jogador vencedor. Caso o jogo alcance a quantidade de rounds máxima sem encontrar um vencedor, a mensagem de Empate é impressa.</text:p>
      <text:p text:style-name="Standard"/>
      <text:p text:style-name="Standard"/>
      <text:soft-page-break/>
      <text:p text:style-name="Standard">11/04/2017</text:p>
      <text:p text:style-name="Standard"><text:tab/>Para deixar o código mais modularizado, criei algumas funções para abrigarem alguns dos blocos de código que antes estavam amontoados, e refiz o diagrama de blocos das funções. Escrevi o Leia-me do programa e as pré e pós condições, além de um texto explicitando como o código atende as 6 regras para engenharia de software vistas em sal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 ZARATTINI MIRANDA</meta:initial-creator>
    <dc:creator>Felipe</dc:creator>
    <meta:creation-date>2017-04-11T19:43:00Z</meta:creation-date>
    <dc:date>2017-04-11T19:43:00Z</dc:date>
    <meta:template xlink:href="Normal" xlink:type="simple"/>
    <meta:editing-cycles>2</meta:editing-cycles>
    <meta:editing-duration>PT0S</meta:editing-duration>
    <meta:document-statistic meta:page-count="2" meta:paragraph-count="5" meta:word-count="456" meta:character-count="2919" meta:row-count="20" meta:non-whitespace-character-count="2468"/>
  </office:meta>
</office:document-meta>
</file>